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068" officeooo:paragraph-rsid="00049068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 text:c="38"/>INSTALL LOG FILE </text:h>
      <text:p text:style-name="P1"/>
      <text:p text:style-name="P1">For Installing Log File in Laravel use this reference and follow steps </text:p>
      <text:p text:style-name="P1"/>
      <text:p text:style-name="P1"><text:s text:c="21"/><text:span text:style-name="T1"><text:s/></text:span><text:a xlink:type="simple" xlink:href="https://github.com/rap2hpoutre/laravel-log-viewer" text:style-name="Internet_20_link" text:visited-style-name="Visited_20_Internet_20_Link">https://github.com/rap2hpoutre/laravel-log-viewer</text:a></text:p>
      <text:p text:style-name="P1"><text:span text:style-name="T1"/></text:p>
      <text:p text:style-name="P1"><text:span text:style-name="T1">If you get any error then follow </text:span></text:p>
      <text:p text:style-name="P1"><text:span text:style-name="T1"/></text:p>
      <text:p text:style-name="P1"><text:span text:style-name="Source_20_Text"><text:span text:style-name="T1"><text:s text:c="12"/>php artisan config:clea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43:42.141382564</meta:creation-date>
    <dc:date>2019-02-06T16:49:05.058971409</dc:date>
    <meta:editing-duration>PT5M24S</meta:editing-duration>
    <meta:editing-cycles>1</meta:editing-cycles>
    <meta:document-statistic meta:table-count="0" meta:image-count="0" meta:object-count="0" meta:page-count="1" meta:paragraph-count="5" meta:word-count="26" meta:character-count="266" meta:non-whitespace-character-count="170"/>
    <meta:generator>LibreOffice/6.0.3.2$Linux_X86_64 LibreOffice_project/00m0$Build-2</meta:generator>
  </office:meta>
</office:document-meta>
</file>